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904cm" fo:margin-left="0.3cm" table:align="left" style:may-break-between-rows="true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0.601cm"/>
    </style:style>
    <style:style style:name="Table1.D" style:family="table-column">
      <style:table-column-properties style:column-width="0.58cm"/>
    </style:style>
    <style:style style:name="Table1.E" style:family="table-column">
      <style:table-column-properties style:column-width="4.519cm"/>
    </style:style>
    <style:style style:name="Table1.F" style:family="table-column">
      <style:table-column-properties style:column-width="0.57cm"/>
    </style:style>
    <style:style style:name="Table1.G" style:family="table-column">
      <style:table-column-properties style:column-width="4.53cm"/>
    </style:style>
    <style:style style:name="Table1.H" style:family="table-column">
      <style:table-column-properties style:column-width="0.10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text-properties fo:font-size="2pt" officeooo:paragraph-rsid="0013cfa7" style:font-size-asian="2pt" style:font-size-complex="2pt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22a4f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cdcb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1e52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2d90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b7d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rsid="0052fc93" officeooo:paragraph-rsid="0052fc9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5.30000019073486pt" fo:font-style="normal" fo:font-weight="normal" officeooo:paragraph-rsid="0046bd0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10.6000003814697pt" fo:font-style="normal" fo:font-weight="normal" officeooo:rsid="005568e9" officeooo:paragraph-rsid="005568e9" style:font-name-asian="Times New Roman" style:font-size-asian="10.6000003814697pt" style:font-style-asian="normal" style:font-weight-asian="normal" style:font-name-complex="Times New Roman" style:font-size-complex="10.6000003814697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text-properties fo:color="#ffffff" style:font-name="Arial" fo:font-size="16pt" officeooo:rsid="0069302a" officeooo:paragraph-rsid="0069302a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"><text:placeholder text:placeholder-type="text">&lt;for each="label_group in labels(group_length=4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4"><text:bookmark-start text:name="__DdeLink__221_1895805773"/><text:placeholder text:placeholder-type="text">&lt;(label_group[0]['code']).upper()&gt;</text:placeholder><text:bookmark text:name="__DdeLink__3091_1895805773"/></text:p>
            <text:p text:style-name="P4"><text:bookmark-start text:name="__DdeLink__88_759559976"/><text:bookmark-start text:name="__DdeLink__119_1895805773"/><text:placeholder text:placeholder-type="text">&lt;(label_group[0]['name']).upper()&gt;</text:placeholder><text:bookmark-end text:name="__DdeLink__88_759559976"/><text:bookmark-end text:name="__DdeLink__119_1895805773"/></text:p>
            <text:p text:style-name="P5"><text:placeholder text:placeholder-type="text">&lt;(label_group[0]['leather']).upper()&gt;</text:placeholder></text:p>
            <text:p text:style-name="P5"><text:placeholder text:placeholder-type="text">&lt;(label_group[0]['color']).upper()&gt;</text:placeholder><text:bookmark-end text:name="__DdeLink__221_1895805773"/></text:p>
          </table:table-cell>
          <table:table-cell table:style-name="Table1.A2" table:number-rows-spanned="2" office:value-type="string">
            <text:p text:style-name="P9"/>
          </table:table-cell>
          <table:table-cell table:style-name="Table1.A2" table:number-rows-spanned="2" office:value-type="string">
            <text:p text:style-name="P6"><text:placeholder text:placeholder-type="text">&lt;(label_group[1]['code']).upper()&gt;</text:placeholder></text:p>
            <text:p text:style-name="P6"><text:bookmark-start text:name="__DdeLink__119_18958057731"/><text:bookmark-start text:name="__DdeLink__88_7595599761"/><text:placeholder text:placeholder-type="text">&lt;(label_group[1]['name']).upper()&gt;</text:placeholder><text:bookmark-end text:name="__DdeLink__119_18958057731"/><text:bookmark-end text:name="__DdeLink__88_7595599761"/></text:p>
            <text:p text:style-name="P5"><text:placeholder text:placeholder-type="text">&lt;(label_group[1]['leather']).upper()&gt;</text:placeholder></text:p>
            <text:p text:style-name="P5"><text:placeholder text:placeholder-type="text">&lt;(label_group[1]['color']).upper()&gt;</text:placeholder></text:p>
          </table:table-cell>
          <table:table-cell table:style-name="Table1.A2" table:number-rows-spanned="2" office:value-type="string">
            <text:p text:style-name="P8"/>
          </table:table-cell>
          <table:table-cell table:style-name="Table1.A2" table:number-rows-spanned="2" office:value-type="string">
            <text:p text:style-name="P6"><text:placeholder text:placeholder-type="text">&lt;(label_group[2]['code']).upper()&gt;</text:placeholder></text:p>
            <text:p text:style-name="P6"><text:bookmark-start text:name="__DdeLink__119_189580577311"/><text:bookmark-start text:name="__DdeLink__88_75955997611"/><text:placeholder text:placeholder-type="text">&lt;(label_group[2]['name']).upper()&gt;</text:placeholder><text:bookmark-end text:name="__DdeLink__119_189580577311"/><text:bookmark-end text:name="__DdeLink__88_75955997611"/></text:p>
            <text:p text:style-name="P5"><text:placeholder text:placeholder-type="text">&lt;(label_group[2]['leather']).upper()&gt;</text:placeholder></text:p>
            <text:p text:style-name="P5"><text:placeholder text:placeholder-type="text">&lt;(label_group[2]['color']).upper()&gt;</text:placeholder></text:p>
          </table:table-cell>
          <table:table-cell table:style-name="Table1.A2" table:number-rows-spanned="2" office:value-type="string">
            <text:p text:style-name="P3"/>
          </table:table-cell>
          <table:table-cell table:style-name="Table1.A2" table:number-rows-spanned="2" office:value-type="string">
            <text:p text:style-name="P7"><text:placeholder text:placeholder-type="text">&lt;(label_group[3]['code']).upper()&gt;</text:placeholder></text:p>
            <text:p text:style-name="P7"><text:bookmark-start text:name="__DdeLink__119_189580577312"/><text:bookmark-start text:name="__DdeLink__88_75955997612"/><text:placeholder text:placeholder-type="text">&lt;(label_group[3]['name']).upper()&gt;</text:placeholder><text:bookmark-end text:name="__DdeLink__119_189580577312"/><text:bookmark-end text:name="__DdeLink__88_75955997612"/></text:p>
            <text:p text:style-name="P5"><text:placeholder text:placeholder-type="text">&lt;(label_group[3]['leather']).upper()&gt;</text:placeholder></text:p>
            <text:p text:style-name="P5"><text:placeholder text:placeholder-type="text">&lt;(label_group[3]['color']).upper()&gt;</text:placeholder></text:p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table:number-columns-spanned="8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3cm" fo:margin-left="0.4cm" fo:margin-right="0.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7-18T10:29:15.350126229</dc:date>
    <meta:editing-duration>PT5H33M58S</meta:editing-duration>
    <meta:editing-cycles>104</meta:editing-cycles>
    <meta:generator>LibreOffice/5.1.6.2$Linux_X86_64 LibreOffice_project/10m0$Build-2</meta:generator>
    <meta:document-statistic meta:table-count="1" meta:image-count="0" meta:object-count="0" meta:page-count="1" meta:paragraph-count="18" meta:word-count="21" meta:character-count="616" meta:non-whitespace-character-count="613"/>
  </office:meta>
</office:document-meta>
</file>